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0000003645659C02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6.5cm" svg:height="18cm" svg:x="1cm" svg:y="1cm">
          <draw:image xlink:href="Pictures/10000000000005A0000003645659C02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12:07:31.16</meta:creation-date>
    <dc:date>2010-01-17T12:08:48.85</dc:date>
    <meta:editing-duration>PT00H01M17S</meta:editing-duration>
    <meta:editing-cycles>2</meta:editing-cycles>
    <meta:generator>OpenOffice.org/3.0$Win32 OpenOffice.org_project/300m9$Build-9358</meta:generator>
    <meta:document-statistic meta:object-count="1"/>
    <meta:user-defined meta:name="情報 1"/>
    <meta:user-defined meta:name="情報 2"/>
    <meta:user-defined meta:name="情報 3"/>
    <meta:user-defined meta:name="情報 4"/>
  </office:meta>
</office:document-meta>
</file>